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align="center" style:justify-single-word="false" fo:text-indent="0cm" style:auto-text-indent="false" fo:padding="0cm" fo:border="none"/>
    </style:style>
    <style:style style:name="P2" style:family="paragraph" style:parent-style-name="Text_20_body">
      <style:paragraph-properties fo:margin-left="0cm" fo:margin-right="0cm" fo:text-indent="0cm" style:auto-text-indent="false" fo:padding="0cm" fo:border="none"/>
    </style:style>
    <style:style style:name="P3" style:family="paragraph" style:parent-style-name="Text_20_body" style:list-style-name="L1">
      <style:paragraph-properties fo:margin-left="0cm" fo:margin-right="0cm" fo:text-indent="0cm" style:auto-text-indent="false" fo:padding="0cm" fo:border="none"/>
    </style:style>
    <style:style style:name="P4" style:family="paragraph" style:parent-style-name="Heading_20_2">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0cm" fo:margin-right="0cm" fo:text-indent="0cm" style:auto-text-indent="false" fo:padding="0cm" fo:border="none"/>
      <style:text-properties officeooo:paragraph-rsid="001b12b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1" text:outline-level="2"><text:bookmark text:name="sommaire"/>Sommaire</text:h>
      <text:p text:style-name="P2"/>
      <text:p text:style-name="P2"/>
      <text:p text:style-name="P2"/>
      <text:p text:style-name="P2"/>
      <text:p text:style-name="P2"/>
      <text:p text:style-name="P2"/>
      <text:p text:style-name="P2"/>
      <text:p text:style-name="P2"/>
      <text:p text:style-name="P2"/>
      <text:p text:style-name="P2"/>
      <text:list text:style-name="L1">
        <text:list-item>
          <text:p text:style-name="P3">Chapitre 1 : Le Retour à Poudlard<text:line-break/>Des années après la chute de Voldemort, Harry revient à Poudlard accompagné de ses enfants. Mais d’étranges phénomènes magiques troublent la paix retrouvée.</text:p>
        </text:list-item>
      </text:list>
      <text:p text:style-name="P2"/>
      <text:p text:style-name="P2"/>
      <text:list text:continue-numbering="true" text:style-name="L1">
        <text:list-item>
          <text:p text:style-name="P3">Chapitre 2 : L’Ombre du Passé<text:line-break/>Des artefacts oubliés réapparaissent, ranimant des forces obscures. Harry, Hermione et Ron doivent s’unir de nouveau pour contrer l’amplification de la magie noire.</text:p>
        </text:list-item>
      </text:list>
      <text:p text:style-name="P2"/>
      <text:p text:style-name="P2"/>
      <text:list text:continue-numbering="true" text:style-name="L1">
        <text:list-item>
          <text:p text:style-name="P3">Chapitre 3 : La Magie Nouvelle<text:line-break/>La magie évolue de façon inattendue, bouleversant tout le monde sorcier. Harry découvre que l’avenir de Poudlard dépend d’une génération prête à tout pour défendre la lumière.</text:p>
        </text:list-item>
      </text:list>
      <text:p text:style-name="P2"/>
      <text:p text:style-name="P2"/>
      <text:p text:style-name="P2"/>
      <text:p text:style-name="P2"/>
      <text:p text:style-name="P2"/>
      <text:p text:style-name="Standard"/>
      <text:p text:style-name="Standard"/>
      <text:p text:style-name="Standard"><text:soft-page-break/></text:p>
      <text:p text:style-name="Standard"/>
      <text:h text:style-name="P4" text:outline-level="2">Chapitre 1 : Le Retour à Poudlard</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es années après la chute de Voldemort, le monde magique a retrouvé une paix fragile. La rentrée à Poudlard approche, et Harry Potter, désormais Auror respecté et père de famille, accompagne ses enfants vers le célèbre château. Albus Severus, son fils cadet, est partagé entre excitation et inquiétude à l’idée de porter un nom si chargé d’histoire. Dans le train, James ne cesse de rappeler à son frère les exploits de leur père, tandis que Lily s’émerveille déjà à travers la fenêtre, impatiente de découvrir le château.</text:p>
      <text:p text:style-name="P2">Sur le quai 9 ¾, le tumulte des familles sorcières résonne d’une joie familière. Harry tombe sur Ron et Hermione, qui eux aussi escortent leurs enfants pour cette nouvelle année. Entre les rires et quelques conseils inquiets, le trio retrouve brièvement son insouciance d’autrefois.</text:p>
      <text:p text:style-name="P2">Mais dès leur arrivée à Poudlard, une atmosphère étrange plane. Les tableaux semblent mystérieusement muets, la Forêt Interdite paraît plus sombre qu’à l’accoutumée, et certains professeurs affichent un air préoccupé. À la table des Gryffondor, Albus sent un frisson courir dans son dos : une voix éthérée lui murmure de rester vigilant.</text:p>
      <text:p text:style-name="P2">Cette nuit-là, tandis que le château s’endort, Harry arpente les couloirs, pensif. Il croise de vieux portraits, reconnaît ceux qui lui ont jadis adressé la parole, mais curieusement, ils détournent le regard. Harry, habité d’une étrange intuition, comprend que Poudlard lui réserve encore des secrets… et qu’un nouvel épisode de leur histoire ne fait que commencer.​</text:p>
      <text:h text:style-name="P4" text:outline-level="2"><text:soft-page-break/></text:h>
      <text:h text:style-name="P4" text:outline-level="2">Chapitre 2 : L’Ombre du Passé</text:h>
      <text:p text:style-name="Text_20_body"/>
      <text:p text:style-name="Text_20_body"/>
      <text:p text:style-name="Text_20_body"/>
      <text:p text:style-name="Text_20_body"/>
      <text:p text:style-name="P2">La rentrée à Poudlard aurait dû être joyeuse. Pourtant, une tension inhabituelle règne. Depuis quelques jours, des artefacts oubliés apparaissent dans les recoins du château : une bague ancienne dont les runes brillent faiblement, un miroir aux reflets obscurs, et même un grimoire dont les pages semblent s’écrire toutes seules. C’est Hermione qui, la première, remarque l’étrangeté de ces objets – leur magie n’appartient à aucune époque connue.</text:p>
      <text:p text:style-name="P2">Un soir, alors que Harry prépare un cours spécial sur la défense contre les forces du mal, il ressent une douleur poignante à sa cicatrice. Il partage son inquiétude avec Ron et Hermione, qui trouvent dans la bibliothèque une référence à ces artefacts : ce seraient des reliques créées par les sorciers exilés au temps de la première guerre, oubliées mais dotées d’un pouvoir capable de réveiller l’ombre de la magie noire.</text:p>
      <text:p text:style-name="P2">La nuit suivante, une lueur inquiétante enveloppe la Forêt Interdite. Les centaures murmurent qu’un esprit ancien s’est éveillé. Un élève affolé rapporte à Minerva McGonagall que des êtres indéfinissables ont traversé le lac, laissant derrière eux une aura glaciale. Les professeurs renforcent la sécurité, mais le malaise grandit parmi les élèves.</text:p>
      <text:p text:style-name="P2">Hermione découvre dans le grimoire une invocation dont le texte change à mesure qu’on le lit. Avec Harry et Ron, elle déchiffre un avertissement : “Celui qui sème l’ombre verra son passé ressurgir.” Le trio se lance alors dans l’enquête, fouillant les couloirs à la recherche d’indices. Lors d’une exploration nocturne, ils tombent sur le miroir, qui montre à chacun leur plus grand regret – une vision troublante qui bouleverse Harry.</text:p>
      <text:p text:style-name="P2">Au fil des jours, la magie noire s’amplifie : les chandelles s’éteignent sans raison, des voix furtives résonnent, et même Peeves semble craindre quelque chose. Harry comprend alors que la paix est menacée par une force qui transcende le souvenir de Voldemort.</text:p>
      <text:p text:style-name="P2">Uni dans l’épreuve, le trio décide d’utiliser leurs souvenirs, leur amitié et la force de leur passé pour briser le pouvoir des reliques. Dans la Salle sur Demande, entourés des plus courageux des nouvelles générations, ils prononcent une incantation destinée à rompre l’emprise de l’ombre. Mais une voix, issue du miroir, prévient Harry : “Ce qui a été oublié ne souhaite pas être retrouvé.”</text:p>
      <text:p text:style-name="P2">Lorsque l’aube se lève sur Poudlard, les reliques disparaissent mystérieusement, mais un froid demeure. Harry, Hermione et Ron savent que le danger n’est pas éradiqué : il vient d’être réveillé. Une nouvelle page de l’histoire magique est sur le point de s’écrire, et pour la première fois, Poudlard devra se battre contre l’héritage obscur de son propre passé.</text:p>
      <text:h text:style-name="Heading_20_2" text:outline-level="2"><text:soft-page-break/></text:h>
      <text:h text:style-name="P4" text:outline-level="2">Chapitre 3 : La Magie Nouvelle</text:h>
      <text:p text:style-name="P5"/>
      <text:p text:style-name="P5"/>
      <text:p text:style-name="P5"/>
      <text:p text:style-name="P5"/>
      <text:p text:style-name="P5"/>
      <text:p text:style-name="P5"/>
      <text:p text:style-name="P5"/>
      <text:p text:style-name="P5"/>
      <text:p text:style-name="P5"/>
      <text:p text:style-name="P5"/>
      <text:p text:style-name="P5"/>
      <text:p text:style-name="P2">La mystérieuse disparition des reliques a marqué le début d'une ère nouvelle à Poudlard. Alors que les saisons changent, une magie différente, plus fluide et imprévisible, semble s'immiscer dans l'air. Harry observe avec attention les effets de cette évolution, conscient que le monde sorcier est à un tournant crucial.</text:p>
      <text:p text:style-name="P2">Albus et ses amis découvrent rapidement que leurs sorts classiques ne produisent plus toujours les résultats escomptés. La magie semble répondre à des émotions plus intenses et à la volonté profonde des sorciers. C'est une période d'apprentissage et d'incertitude, où même les professeurs doivent s'adapter.</text:p>
      <text:p text:style-name="P2">Hermione, passionnée par la connaissance, étudie cette nouvelle forme de magie dans la bibliothèque, tandis que Ron participe à des duels où les sorts sont plus créatifs, parfois spectaculaires, parfois dangereux. Ensemble, ils réalisent que cette magie nouvelle pourrait être une source infinie de pouvoir, mais aussi un risque si elle tombe entre de mauvaises mains.</text:p>
      <text:p text:style-name="P6">Un soir, lors d'une réunion secrète dans la salle sur demande, Harry partage ses réflexions avec ses amis et la nouvelle génération. Il les met en garde contre l'attrait de la puissance facile et insiste sur l'importance de protéger l'équilibre fragile entre lumière et obscurité.</text:p>
      <text:p text:style-name="P6">C’est alors qu’un vieil allié, longtemps disparu, réapparaît avec des réponses essentielles. Cette figure mystérieuse détient des connaissances sur la nature de cette magie nouvelle, mais aussi sur les sacrifices nécessaires pour la maîtriser.</text:p>
      <text:p text:style-name="P2">Face à ces défis, la détermination des élèves se renforce. Ensemble, ils s'engagent à défendre la lumière et à bâtir un avenir où la magie sert le bien, surmontant leurs peurs et leurs doutes. Le destin de Poudlard et du monde sorcier repose désormais sur leurs épaules, prêts à écrire ce nouveau chapitre de leur histoire commune.​</text:p>
      <text:p text:style-name="Text_20_body"><text:soft-pag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b12bc" officeooo:paragraph-rsid="001b12bc"/>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yle de page par défaut3"/><text:page-number text:select-page="current">5</text:page-number><text:bookmark-end text:name="PageNumWizard_FOOTER_Style de page par défaut3"/></text:p>
      </style:footer>
      <style:footer-left>
        <text:p text:style-name="MP2"><text:bookmark-start text:name="PageNumWizard_FOOTER_Style de page par défaut4"/><text:page-number text:select-page="current">4</text:page-number><text:bookmark-end text:name="PageNumWizard_FOOTER_Style de page par défaut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4T15:17:01.772865800</meta:creation-date>
    <dc:date>2025-10-24T15:33:07.234823200</dc:date>
    <meta:editing-duration>PT3M54S</meta:editing-duration>
    <meta:editing-cycles>2</meta:editing-cycles>
    <meta:generator>LibreOffice/25.2.6.2$Windows_X86_64 LibreOffice_project/729c5bfe710f5eb71ed3bbde9e06a6065e9c6c5d</meta:generator>
    <meta:print-date>2025-10-24T15:33:02.595278700</meta:print-date>
    <meta:printed-by>Fichiers PDF</meta:printed-by>
    <meta:document-statistic meta:table-count="0" meta:image-count="0" meta:object-count="0" meta:page-count="5" meta:paragraph-count="27" meta:word-count="1067" meta:character-count="6719" meta:non-whitespace-character-count="5677"/>
  </office:meta>
</office:document-meta>
</file>